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100000000400230803A0.png" manifest:media-type="image/png"/>
  <manifest:file-entry manifest:full-path="Pictures/1000020100000400000004009B59D127.png" manifest:media-type="image/png"/>
  <manifest:file-entry manifest:full-path="Pictures/100002010000040000000400E8D3A8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0.01000000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Blau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Rot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right" draw:textarea-vertical-align="bottom" draw:auto-grow-height="false" draw:auto-grow-width="false" fo:max-height="0cm" fo:min-height="0cm" fo:padding-top="0.25cm" fo:padding-bottom="0.2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end"/>
      <style:text-properties fo:color="#801900" style:font-name="Kozuka Gothic Pro H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end"/>
      <style:text-properties style:font-name="Kozuka Gothic Pro H" fo:font-size="24pt" style:font-size-asian="24pt" style:font-size-complex="24pt"/>
    </style:style>
    <style:style style:name="P6" style:family="paragraph">
      <style:text-properties style:font-name="Kozuka Gothic Pro H"/>
    </style:style>
    <style:style style:name="P7" style:family="paragraph">
      <style:text-properties style:font-name="Kozuka Gothic Pro R"/>
    </style:style>
    <style:style style:name="T1" style:family="text"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801900" style:font-name="Kozuka Gothic Pro H" fo:font-size="32pt" style:font-size-asian="32pt" style:font-size-complex="32pt"/>
    </style:style>
    <style:style style:name="T3" style:family="text">
      <style:text-properties style:font-name="Kozuka Gothic Pro H" fo:font-size="24pt" style:font-size-asian="24pt" style:font-size-complex="24pt"/>
    </style:style>
    <style:style style:name="T4" style:family="text">
      <style:text-properties style:font-name="Kozuka Gothic Pro H"/>
    </style:style>
    <style:style style:name="T5" style:family="text">
      <style:text-properties style:font-name="Kozuka Gothic Pro 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xml:id="id8" draw:id="id8" draw:layer="layout" svg:width="18cm" svg:height="18cm" svg:x="5cm" svg:y="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3" draw:id="id3" draw:layer="layout" svg:width="5.5cm" svg:height="5.5cm" svg:x="0.5cm" svg:y="0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5cm" svg:x="0.5cm" svg:y="6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5" draw:id="id5" draw:layer="layout" svg:width="3.5cm" svg:height="3.5cm" svg:x="0.5cm" svg:y="1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6" draw:id="id6" draw:layer="layout" svg:width="2.5cm" svg:height="2.5cm" svg:x="0.5cm" svg:y="15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5cm" svg:x="0.5cm" svg:y="18.5cm">
          <draw:image xlink:href="Pictures/100002010000040000000400E8D3A880.png" xlink:type="simple" xlink:show="embed" xlink:actuate="onLoad">
            <text:p/>
          </draw:image>
        </draw:frame>
        <draw:frame draw:style-name="gr2" draw:text-style-name="P2" xml:id="id1" draw:id="id1" draw:layer="layout" svg:width="11.8cm" svg:height="5.141cm" svg:x="15.7cm" svg:y="0.5cm">
          <draw:text-box>
            <text:p text:style-name="P2"><text:span text:style-name="T1">Christopher Glese</text:span></text:p>
            <text:p text:style-name="P2"><text:span text:style-name="T1"/></text:p>
            <text:p text:style-name="P2"><text:span text:style-name="T1">Laura Gohl</text:span></text:p>
          </draw:text-box>
        </draw:frame>
        <draw:frame draw:style-name="gr3" draw:text-style-name="P3" xml:id="id2" draw:id="id2" draw:layer="layout" svg:width="12cm" svg:height="5.141cm" svg:x="15.5cm" svg:y="15.359cm">
          <draw:text-box>
            <text:p text:style-name="P3"><text:span text:style-name="T2">Lars Krafft</text:span></text:p>
            <text:p text:style-name="P3"><text:span text:style-name="T2"/></text:p>
            <text:p text:style-name="P3"><text:span text:style-name="T2">Robin C. Ladi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xml:id="id9" draw:id="id9" draw:layer="layout" svg:width="18cm" svg:height="18cm" svg:x="5cm" svg:y="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0" draw:id="id10" draw:layer="layout" svg:width="5.5cm" svg:height="5.5cm" svg:x="0.5cm" svg:y="0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1" draw:id="id11" draw:layer="layout" svg:width="4.5cm" svg:height="4.5cm" svg:x="0.5cm" svg:y="6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2" draw:id="id12" draw:layer="layout" svg:width="3.5cm" svg:height="3.5cm" svg:x="0.5cm" svg:y="1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3" draw:id="id13" draw:layer="layout" svg:width="2.5cm" svg:height="2.5cm" svg:x="0.5cm" svg:y="15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5cm" svg:x="0.5cm" svg:y="18.5cm">
          <draw:image xlink:href="Pictures/1000020100000400000004009B59D127.png" xlink:type="simple" xlink:show="embed" xlink:actuate="onLoad">
            <text:p/>
          </draw:image>
        </draw:frame>
        <draw:frame draw:style-name="gr5" draw:text-style-name="P5" draw:layer="layout" svg:width="2.6cm" svg:height="2.071cm" svg:x="25.4cm" svg:y="18.929cm">
          <draw:text-box>
            <text:p text:style-name="P5"><text:span text:style-name="T3"><text:page-number>&lt;Numm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xml:id="id15" draw:id="id15" draw:layer="layout" svg:width="27.989cm" svg:height="6.989cm" svg:x="0.006cm" svg:y="7.006cm">
          <draw:image xlink:href="Pictures/100002010000100000000400230803A0.png" xlink:type="simple" xlink:show="embed" xlink:actuate="onLoad">
            <text:p/>
          </draw:image>
        </draw:frame>
        <draw:frame draw:style-name="gr1" draw:text-style-name="P1" xml:id="id16" draw:id="id16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5" draw:layer="layout" svg:width="2.6cm" svg:height="2.071cm" svg:x="25.4cm" svg:y="18.93cm">
          <draw:text-box>
            <text:p text:style-name="P5"><text:span text:style-name="T3"><text:page-number>&lt;Numm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  <anim:par smil:begin="0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3" xml:id="id17" draw:id="id17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xml:id="id18" text:id="id18" text:style-name="P6"><text:span text:style-name="T4">Thema 2</text:span></text:p>
          </draw:text-box>
        </draw:frame>
        <draw:frame presentation:style-name="pr3" draw:text-style-name="P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xml:id="id19" text:id="id19" text:style-name="P7"><text:span text:style-name="T5">Text1</text:span></text:p>
              </text:list-item>
            </text:list>
          </draw:text-box>
        </draw:frame>
        <draw:frame presentation:style-name="pr3" draw:text-style-name="P7" draw:layer="layout" svg:width="12.297cm" svg:height="12.179cm" svg:x="14.313cm" svg:y="4.914cm" presentation:class="outline">
          <draw:text-box>
            <text:list text:style-name="L3">
              <text:list-item>
                <text:p xml:id="id20" text:id="id20" text:style-name="P7"><text:span text:style-name="T5">Text2</text:span></text:p>
              </text:list-item>
            </text:list>
          </draw:text-box>
        </draw:frame>
        <draw:frame draw:style-name="gr1" draw:text-style-name="P1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5" draw:layer="layout" svg:width="2.6cm" svg:height="2.071cm" svg:x="25.4cm" svg:y="18.93cm">
          <draw:text-box>
            <text:p text:style-name="P5"><text:span text:style-name="T3"><text:page-number>&lt;Nummer&gt;</text:page-number>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3" xml:id="id21" draw:id="id2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xml:id="id22" text:id="id22" text:style-name="P6"><text:span text:style-name="T4">Thema 3</text:span></text:p>
          </draw:text-box>
        </draw:frame>
        <draw:frame presentation:style-name="pr3" draw:text-style-name="P7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xml:id="id23" text:id="id23" text:style-name="P7"><text:span text:style-name="T5">Text1</text:span></text:p>
              </text:list-item>
            </text:list>
          </draw:text-box>
        </draw:frame>
        <draw:frame presentation:style-name="pr3" draw:text-style-name="P7" draw:layer="layout" svg:width="12.297cm" svg:height="12.179cm" svg:x="14.313cm" svg:y="4.914cm" presentation:class="outline">
          <draw:text-box>
            <text:list text:style-name="L3">
              <text:list-item>
                <text:p xml:id="id24" text:id="id24" text:style-name="P7"><text:span text:style-name="T5">Text2</text:span></text:p>
              </text:list-item>
            </text:list>
          </draw:text-box>
        </draw:frame>
        <draw:frame draw:style-name="gr1" draw:text-style-name="P1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5" draw:layer="layout" svg:width="2.6cm" svg:height="2.071cm" svg:x="25.4cm" svg:y="18.93cm">
          <draw:text-box>
            <text:p text:style-name="P5"><text:span text:style-name="T3"><text:page-number>&lt;Nummer&gt;</text:page-number>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xml:id="id25" draw:id="id25">
        <office:forms form:automatic-focus="false" form:apply-design-mode="false"/>
        <draw:frame draw:style-name="gr1" draw:text-style-name="P1" xml:id="id26" draw:id="id26" draw:layer="layout" svg:width="27.989cm" svg:height="6.989cm" svg:x="0.006cm" svg:y="7.007cm">
          <draw:image xlink:href="Pictures/100002010000100000000400230803A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CL_3a__20_Schwarz-Blau" draw:display-name="RCL: Schwarz-Blau" draw:style="linear" draw:start-color="#000000" draw:end-color="#00001e" draw:start-intensity="100%" draw:end-intensity="100%" draw:angle="300" draw:border="0%"/>
    <draw:gradient draw:name="RCL_3a__20_Schwarz-Grün" draw:display-name="RCL: Schwarz-Grün" draw:style="linear" draw:start-color="#000000" draw:end-color="#002300" draw:start-intensity="100%" draw:end-intensity="100%" draw:angle="300" draw:border="0%"/>
    <draw:gradient draw:name="RCL_3a__20_Schwarz-Rot" draw:display-name="RCL: Schwarz-Rot" draw:style="linear" draw:start-color="#000000" draw:end-color="#2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0000" draw:fill-gradient-name="RCL_3a__20_Schwarz-Grü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000000" draw:fill-gradient-name="RCL_3a__20_Schwarz-Grü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4-12-04T23:33:28.278000000</meta:creation-date>
    <dc:date>2014-12-05T01:13:51.028000000</dc:date>
    <dc:creator>Robin Christopher Ladiges</dc:creator>
    <meta:editing-duration>PT1H28M22S</meta:editing-duration>
    <meta:editing-cycles>35</meta:editing-cycles>
    <meta:generator>LibreOffice/4.2.1.1$Windows_x86 LibreOffice_project/d7dbbd7842e6a58b0f521599204e827654e1fb8b</meta:generator>
    <meta:document-statistic meta:object-count="62"/>
  </office:meta>
</office:document-meta>
</file>